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049cm" fo:margin-bottom="0.109cm" fo:line-height="100%"/>
    </style:style>
    <style:style style:name="P2" style:family="paragraph" style:parent-style-name="Standard">
      <style:paragraph-properties fo:line-height="100%"/>
      <style:text-properties fo:font-size="12pt" style:font-name-asian="Times New Roman1" style:font-size-asian="12pt" style:language-asian="de" style:country-asian="DE" style:font-name-complex="Calibri" style:font-size-complex="12pt" style:font-weight-complex="bold"/>
    </style:style>
    <style:style style:name="P3" style:family="paragraph" style:parent-style-name="Standard">
      <style:paragraph-properties fo:line-height="100%"/>
    </style:style>
    <style:style style:name="T1" style:family="text">
      <style:text-properties fo:font-size="12pt" style:font-name-asian="Times New Roman1" style:font-size-asian="12pt" style:language-asian="de" style:country-asian="DE" style:font-name-complex="Calibri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-Source</text:p>
      <text:p text:style-name="P3">MySQL</text:p>
      <text:p text:style-name="P3">XAMPP</text:p>
      <text:p text:style-name="P3"/>
      <text:p text:style-name="P3">Alienware</text:p>
      <text:p text:style-name="P3">Alienware ist ein Hersteller von Notebook und gehört zu der Firma Dell</text:p>
      <text:p text:style-name="P3"/>
      <text:p text:style-name="P3">Eclipse</text:p>
      <text:p text:style-name="P3">Ist eine kostenlose Open-Source Entwicklungsumgebung. </text:p>
      <text:p text:style-name="P3"/>
      <text:p text:style-name="P3">Git</text:p>
      <text:p text:style-name="P3">Ist ein Programm zur Versionsverwaltung</text:p>
      <text:p text:style-name="P3"/>
      <text:p text:style-name="P3">GitHub.com</text:p>
      <text:p text:style-name="P3">Ist ein Hosting-Dienst auf dem der Programmcode abgelegt wird.</text:p>
      <text:p text:style-name="P3"/>
      <text:p text:style-name="P3">Entitäten</text:p>
      <text:p text:style-name="P3"/>
      <text:p text:style-name="P3"/>
      <text:p text:style-name="P3">JPA</text:p>
      <text:p text:style-name="P3">Ist die Java Persistence Unit</text:p>
      <text:p text:style-name="P3"/>
      <text:p text:style-name="P3">Annotations</text:p>
      <text:h text:style-name="P1" text:outline-level="3"><text:span text:style-name="T1">m:n- Beziehung</text:span></text:h>
      <text:h text:style-name="P1" text:outline-level="3">ER-Diagramm</text:h>
      <text:h text:style-name="P1" text:outline-level="3">Repository</text:h>
      <text:h text:style-name="P1" text:outline-level="3">ORM</text:h>
      <text:p text:style-name="P3">Hibernate</text:p>
      <text:p text:style-name="P3">CRUD</text:p>
      <text:p text:style-name="P3">Event</text:p>
      <text:p text:style-name="P3">GUI</text:p>
      <text:p text:style-name="P2">Look-and-Feel</text:p>
      <text:p text:style-name="P3">JUnit</text:p>
      <text:p text:style-name="P3">LibreOffice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51S</meta:editing-duration>
    <meta:editing-cycles>4</meta:editing-cycles>
    <meta:generator>OpenOffice/4.0.1$Win32 OpenOffice.org_project/401m5$Build-9714</meta:generator>
    <dc:date>2014-02-27T09:26:13.99</dc:date>
    <dc:creator>Pascal Ludwig</dc:creator>
    <meta:document-statistic meta:table-count="0" meta:image-count="0" meta:object-count="0" meta:page-count="1" meta:paragraph-count="26" meta:word-count="58" meta:character-count="415"/>
    <meta:user-defined meta:name="Info 1"/>
    <meta:user-defined meta:name="Info 2"/>
    <meta:user-defined meta:name="Info 3"/>
    <meta:user-defined meta:name="Info 4"/>
  </office:meta>
</office:document-meta>
</file>